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cm"/>
    </style:style>
    <style:style style:name="gr6" style:family="graphic" style:parent-style-name="standard">
      <style:graphic-properties draw:stroke="none" svg:stroke-color="#000000" draw:fill="none" draw:fill-color="#ffffff" fo:min-height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17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 draw:fontwork-style="none" draw:fontwork-distance="0cm" draw:fontwork-start="0cm" draw:fontwork-shadow-offset-x="0cm" draw:fontwork-shadow-offset-y="0cm"/>
    </style:style>
    <style:style style:name="gr19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21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gr2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4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4cm" fo:min-width="0cm"/>
    </style:style>
    <style:style style:name="gr27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1cm" fo:min-width="0cm"/>
    </style:style>
    <style:style style:name="gr28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.004cm" fo:min-width="0cm"/>
    </style:style>
    <style:style style:name="gr29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P1" style:family="paragraph">
      <loext:graphic-properties draw:fill="solid"/>
      <style:paragraph-properties fo:text-align="center"/>
      <style:text-properties style:font-name="Nimbus Roman" fo:font-size="18pt" fo:font-style="italic" style:font-size-asian="18pt" style:font-size-complex="18pt"/>
    </style:style>
    <style:style style:name="P2" style:family="paragraph">
      <style:text-properties style:font-name="Nimbus Roman" fo:font-size="18pt" fo:font-style="italic" style:font-size-asian="18pt" style:font-size-complex="18pt"/>
    </style:style>
    <style:style style:name="P3" style:family="paragraph">
      <loext:graphic-properties draw:fill="none" draw:fill-color="#ffffff"/>
      <style:text-properties style:font-name="Nimbus Roman" fo:font-size="18pt" fo:font-style="italic" style:font-size-asian="18pt" style:font-size-complex="18pt"/>
    </style:style>
    <style:style style:name="P4" style:family="paragraph">
      <style:paragraph-properties fo:text-align="center"/>
      <style:text-properties style:font-name="Nimbus Roman" fo:font-size="18pt" fo:font-style="italic" style:font-size-asian="18pt" style:font-size-complex="18pt"/>
    </style:style>
    <style:style style:name="P5" style:family="paragraph">
      <style:text-properties style:font-name="Nimbus Roman" fo:font-size="18pt" fo:font-style="italic" fo:font-weight="normal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text-properties style:font-name="Nimbus Roman" fo:font-size="18pt" fo:font-style="italic" fo:font-weight="normal" style:font-size-asian="18pt" style:font-style-asian="italic" style:font-size-complex="18pt" style:font-style-complex="italic"/>
    </style:style>
    <style:style style:name="P7" style:family="paragraph">
      <style:text-properties style:font-name="Nimbus Roman" fo:font-size="18pt" fo:font-style="italic" fo:font-weight="normal" style:font-size-asian="18pt" style:font-size-complex="18pt"/>
    </style:style>
    <style:style style:name="P8" style:family="paragraph">
      <loext:graphic-properties draw:fill="none" draw:fill-color="#ffffff"/>
      <style:text-properties style:font-name="Nimbus Roman" fo:font-size="18pt" fo:font-style="italic" fo:font-weight="normal" style:font-size-asian="18pt" style:font-size-complex="18pt"/>
    </style:style>
    <style:style style:name="P9" style:family="paragraph"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10" style:family="paragraph">
      <loext:graphic-properties draw:fill="solid" draw:fill-color="#ea7500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11" style:family="paragraph">
      <loext:graphic-properties draw:fill="solid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12" style:family="paragraph">
      <loext:graphic-properties draw:fill="solid" draw:fill-color="#ff972f"/>
      <style:paragraph-properties fo:text-align="center"/>
      <style:text-properties style:font-name="Nimbus Roman" fo:font-size="18pt" fo:font-style="italic" fo:font-weight="normal" style:font-size-asian="18pt" style:font-size-complex="18pt"/>
    </style:style>
    <style:style style:name="P13" style:family="paragraph">
      <loext:graphic-properties draw:fill="solid" draw:fill-color="#ea7500"/>
      <style:paragraph-properties fo:text-align="center"/>
      <style:text-properties style:font-name="Nimbus Roman" fo:font-size="18pt" fo:font-style="italic" style:font-size-asian="18pt" style:font-size-complex="18pt"/>
    </style:style>
    <style:style style:name="P14" style:family="paragraph">
      <loext:graphic-properties draw:fill="solid" draw:fill-color="#ff972f"/>
      <style:paragraph-properties fo:text-align="center"/>
      <style:text-properties style:font-name="Nimbus Roman" fo:font-size="18pt" fo:font-style="italic" style:font-size-asian="18pt" style:font-size-complex="18pt"/>
    </style:style>
    <style:style style:name="P15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text-properties style:font-name="Nimbus Roman"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Nimbus Roman" fo:font-size="18pt" fo:font-style="italic" style:font-size-asian="18pt" style:font-style-asian="italic" style:font-size-complex="18pt" style:font-style-complex="italic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solid" draw:fill-color="#ea75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 fo:font-style="normal" style:font-style-asian="normal" style:font-style-complex="normal"/>
    </style:style>
    <style:style style:name="T5" style:family="text">
      <style:text-properties style:text-position="33% 58%"/>
    </style:style>
    <style:style style:name="T6" style:family="text">
      <style:text-properties style:text-position="-33% 58%" fo:font-style="normal" style:font-style-asian="normal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fo:text-shadow="none" style:text-underline-style="none" fo:font-weight="normal" style:letter-kerning="true" style:font-name-asian="PingFang SC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fo:text-shadow="none" style:text-underline-style="none" fo:font-weight="normal" style:letter-kerning="true" style:font-name-asian="PingFang SC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fo:text-shadow="none" style:text-underline-style="none" fo:font-weight="normal" style:letter-kerning="true" style:font-name-asian="PingFang SC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style:font-name-asian="PingFang SC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style-asian="italic" style:font-style-complex="italic"/>
    </style:style>
    <style:style style:name="T12" style:family="text">
      <style:text-properties style:text-position="33% 58%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frame draw:style-name="gr2" draw:text-style-name="P3" draw:layer="layout" svg:width="1.056cm" svg:height="1.114cm" svg:x="1.762cm" svg:y="9.158cm">
          <draw:text-box>
            <text:p text:style-name="P2">u<text:span text:style-name="T1">0</text:span></text:p>
          </draw:text-box>
        </draw:frame>
        <draw:frame draw:style-name="gr3" draw:text-style-name="P3" draw:layer="layout" svg:width="1.27cm" svg:height="1.825cm" svg:x="2.905cm" svg:y="9.158cm">
          <draw:text-box>
            <text:p text:style-name="P2">u<text:span text:style-name="T1">1</text:span></text:p>
          </draw:text-box>
        </draw:frame>
        <draw:frame draw:style-name="gr2" draw:text-style-name="P3" draw:layer="layout" svg:width="1.056cm" svg:height="1.114cm" svg:x="4.175cm" svg:y="9.158cm">
          <draw:text-box>
            <text:p text:style-name="P2">u<text:span text:style-name="T1">2</text:span></text:p>
          </draw:text-box>
        </draw:frame>
        <draw:frame draw:style-name="gr4" draw:text-style-name="P3" draw:layer="layout" svg:width="1.035cm" svg:height="0.962cm" svg:x="5.299cm" svg:y="9.256cm">
          <draw:text-box>
            <text:p text:style-name="P2">...</text:p>
          </draw:text-box>
        </draw:frame>
        <draw:frame draw:style-name="gr5" draw:text-style-name="P3" draw:layer="layout" svg:width="3.99cm" svg:height="1.114cm" svg:x="9.429cm" svg:y="9.158cm">
          <draw:text-box>
            <text:p text:style-name="P2">u<text:span text:style-name="T1">i-1 </text:span><text:s text:c="3"/>u<text:span text:style-name="T1">i <text:s text:c="7"/></text:span><text:span text:style-name="T2">u</text:span><text:span text:style-name="T1">i+1</text:span></text:p>
          </draw:text-box>
        </draw:frame>
        <draw:frame draw:style-name="gr6" draw:text-style-name="P3" draw:layer="layout" svg:width="2.032cm" svg:height="1.138cm" svg:x="17.002cm" svg:y="9.134cm">
          <draw:text-box>
            <text:p text:style-name="P2">u<text:span text:style-name="T1">N</text:span></text:p>
          </draw:text-box>
        </draw:frame>
        <draw:frame draw:style-name="gr7" draw:text-style-name="P3" draw:layer="layout" svg:width="6.814cm" svg:height="0.962cm" svg:x="7.013cm" svg:y="10.272cm">
          <draw:text-box>
            <text:p text:style-name="P2"><text:span text:style-name="T3">Stencil:</text:span> <text:span text:style-name="T3">(-1 <text:s text:c="3"/>2 <text:s text:c="3"/>-1)/</text:span>h<text:span text:style-name="T4">2</text:span></text:p>
          </draw:text-box>
        </draw:frame>
        <draw:line draw:style-name="gr8" draw:text-style-name="P4" draw:layer="layout" svg:x1="3.413cm" svg:y1="7.605cm" svg:x2="4.683cm" svg:y2="7.605cm">
          <text:p/>
        </draw:line>
        <draw:frame draw:style-name="gr9" draw:text-style-name="P3" draw:layer="layout" svg:width="0.853cm" svg:height="0.962cm" svg:x="3.667cm" svg:y="6.589cm">
          <draw:text-box>
            <text:p text:style-name="P2">h</text:p>
          </draw:text-box>
        </draw:frame>
        <draw:frame draw:style-name="gr4" draw:text-style-name="P3" draw:layer="layout" svg:width="1.035cm" svg:height="0.962cm" svg:x="13.174cm" svg:y="9.255cm">
          <draw:text-box>
            <text:p text:style-name="P2">...</text:p>
          </draw:text-box>
        </draw:frame>
      </draw:page>
      <draw:page draw:name="page2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7" draw:text-style-name="P3" draw:layer="layout" svg:width="6.814cm" svg:height="0.962cm" svg:x="7.013cm" svg:y="10.271cm">
          <draw:text-box>
            <text:p text:style-name="P2"><text:span text:style-name="T3">Stencil: (-1 <text:s text:c="3"/>2 <text:s text:c="3"/>-1)/</text:span>h<text:span text:style-name="T4">2</text:span></text:p>
          </draw:text-box>
        </draw:frame>
        <draw:line draw:style-name="gr8" draw:text-style-name="P4" draw:layer="layout" svg:x1="3.413cm" svg:y1="7.604cm" svg:x2="4.683cm" svg:y2="7.604cm">
          <text:p/>
        </draw:line>
        <draw:frame draw:style-name="gr9" draw:text-style-name="P3" draw:layer="layout" svg:width="0.853cm" svg:height="0.962cm" svg:x="3.667cm" svg:y="6.588cm">
          <draw:text-box>
            <text:p text:style-name="P2">h</text:p>
          </draw:text-box>
        </draw:frame>
        <draw:line draw:style-name="gr1" draw:text-style-name="P1" draw:layer="layout" svg:x1="2.143cm" svg:y1="13.627cm" svg:x2="17.383cm" svg:y2="13.573cm">
          <text:p/>
        </draw:line>
        <draw:line draw:style-name="gr1" draw:text-style-name="P1" draw:layer="layout" svg:x1="2.143cm" svg:y1="12.738cm" svg:x2="2.143cm" svg:y2="14.389cm">
          <text:p/>
        </draw:line>
        <draw:line draw:style-name="gr1" draw:text-style-name="P1" draw:layer="layout" svg:x1="4.683cm" svg:y1="12.738cm" svg:x2="4.683cm" svg:y2="14.389cm">
          <text:p/>
        </draw:line>
        <draw:line draw:style-name="gr1" draw:text-style-name="P1" draw:layer="layout" svg:x1="7.223cm" svg:y1="12.738cm" svg:x2="7.223cm" svg:y2="14.389cm">
          <text:p/>
        </draw:line>
        <draw:line draw:style-name="gr1" draw:text-style-name="P1" draw:layer="layout" svg:x1="9.763cm" svg:y1="12.738cm" svg:x2="9.763cm" svg:y2="14.389cm">
          <text:p/>
        </draw:line>
        <draw:line draw:style-name="gr1" draw:text-style-name="P1" draw:layer="layout" svg:x1="12.303cm" svg:y1="12.738cm" svg:x2="12.303cm" svg:y2="14.389cm">
          <text:p/>
        </draw:line>
        <draw:line draw:style-name="gr1" draw:text-style-name="P1" draw:layer="layout" svg:x1="14.843cm" svg:y1="12.738cm" svg:x2="14.843cm" svg:y2="14.389cm">
          <text:p/>
        </draw:line>
        <draw:line draw:style-name="gr1" draw:text-style-name="P1" draw:layer="layout" svg:x1="17.383cm" svg:y1="12.738cm" svg:x2="17.383cm" svg:y2="14.389cm">
          <text:p/>
        </draw:line>
        <draw:frame draw:style-name="gr10" draw:text-style-name="P3" draw:layer="layout" svg:width="7.588cm" svg:height="0.962cm" svg:x="7.013cm" svg:y="15.659cm">
          <draw:text-box>
            <text:p text:style-name="P2"><text:span text:style-name="T3">Stencil: (-1 <text:s text:c="3"/>2 <text:s text:c="3"/>-1)/(2</text:span>h<text:span text:style-name="T3">)</text:span><text:span text:style-name="T4">2</text:span></text:p>
          </draw:text-box>
        </draw:frame>
        <draw:line draw:style-name="gr8" draw:text-style-name="P4" draw:layer="layout" svg:x1="7.223cm" svg:y1="12.978cm" svg:x2="4.683cm" svg:y2="12.992cm">
          <text:p/>
        </draw:line>
        <draw:frame draw:style-name="gr11" draw:text-style-name="P3" draw:layer="layout" svg:width="1.205cm" svg:height="0.962cm" svg:x="5.002cm" svg:y="11.976cm">
          <draw:text-box>
            <text:p text:style-name="P2"><text:span text:style-name="T3">2</text:span>h</text:p>
          </draw:text-box>
        </draw:frame>
        <draw:frame draw:style-name="gr12" draw:text-style-name="P3" draw:layer="layout" svg:width="1.158cm" svg:height="1.114cm" svg:x="1.762cm" svg:y="9.158cm">
          <draw:text-box>
            <text:p text:style-name="P2"><text:span text:style-name="T2">u</text:span><text:span text:style-name="T5">f</text:span><text:span text:style-name="T6">0</text:span></text:p>
          </draw:text-box>
        </draw:frame>
        <draw:frame draw:style-name="gr12" draw:text-style-name="P3" draw:layer="layout" svg:width="1.158cm" svg:height="1.114cm" svg:x="4.175cm" svg:y="9.158cm">
          <draw:text-box>
            <text:p text:style-name="P2"><text:span text:style-name="T2">u</text:span><text:span text:style-name="T5">f</text:span><text:span text:style-name="T6">2</text:span></text:p>
          </draw:text-box>
        </draw:frame>
        <draw:frame draw:style-name="gr4" draw:text-style-name="P3" draw:layer="layout" svg:width="1.035cm" svg:height="0.962cm" svg:x="5.299cm" svg:y="9.256cm">
          <draw:text-box>
            <text:p text:style-name="P2">...</text:p>
          </draw:text-box>
        </draw:frame>
        <draw:frame draw:style-name="gr13" draw:text-style-name="P3" draw:layer="layout" svg:width="4.118cm" svg:height="1.114cm" svg:x="9.429cm" svg:y="9.158cm">
          <draw:text-box>
            <text:p text:style-name="P2"><text:span text:style-name="T7">u</text:span><text:span text:style-name="T8">f</text:span><text:span text:style-name="T9">i-1 </text:span><text:span text:style-name="T10"><text:s text:c="2"/></text:span><text:span text:style-name="T7">u</text:span><text:span text:style-name="T8">f</text:span><text:span text:style-name="T9">i <text:s text:c="7"/></text:span><text:span text:style-name="T2">u</text:span><text:span text:style-name="T5">f</text:span><text:span text:style-name="T1">i+1</text:span></text:p>
          </draw:text-box>
        </draw:frame>
        <draw:frame draw:style-name="gr6" draw:text-style-name="P3" draw:layer="layout" svg:width="2.032cm" svg:height="1.138cm" svg:x="17.002cm" svg:y="9.134cm">
          <draw:text-box>
            <text:p text:style-name="P2"><text:span text:style-name="T2">u</text:span><text:span text:style-name="T5">f</text:span><text:span text:style-name="T1">N</text:span></text:p>
          </draw:text-box>
        </draw:frame>
        <draw:frame draw:style-name="gr14" draw:text-style-name="P3" draw:layer="layout" svg:width="1.242cm" svg:height="1.114cm" svg:x="1.762cm" svg:y="14.464cm">
          <draw:text-box>
            <text:p text:style-name="P2"><text:span text:style-name="T2">u</text:span><text:span text:style-name="T5">c</text:span><text:span text:style-name="T6">0</text:span></text:p>
          </draw:text-box>
        </draw:frame>
        <draw:frame draw:style-name="gr14" draw:text-style-name="P3" draw:layer="layout" svg:width="1.242cm" svg:height="1.114cm" svg:x="4.175cm" svg:y="14.464cm">
          <draw:text-box>
            <text:p text:style-name="P2"><text:span text:style-name="T2">u</text:span><text:span text:style-name="T5">c</text:span><text:span text:style-name="T6">1</text:span></text:p>
          </draw:text-box>
        </draw:frame>
        <draw:frame draw:style-name="gr4" draw:text-style-name="P3" draw:layer="layout" svg:width="1.035cm" svg:height="0.962cm" svg:x="5.299cm" svg:y="14.562cm">
          <draw:text-box>
            <text:p text:style-name="P2">...</text:p>
          </draw:text-box>
        </draw:frame>
        <draw:frame draw:style-name="gr15" draw:text-style-name="P3" draw:layer="layout" svg:width="4.417cm" svg:height="1.114cm" svg:x="9.429cm" svg:y="14.464cm">
          <draw:text-box>
            <text:p text:style-name="P2"><text:span text:style-name="T7">u</text:span><text:span text:style-name="T8">c</text:span><text:span text:style-name="T9">j </text:span><text:span text:style-name="T10"><text:s text:c="11"/></text:span><text:span text:style-name="T2">u</text:span><text:span text:style-name="T5">c</text:span><text:span text:style-name="T1">j+1 <text:s/></text:span></text:p>
          </draw:text-box>
        </draw:frame>
        <draw:frame draw:style-name="gr6" draw:text-style-name="P3" draw:layer="layout" svg:width="2.032cm" svg:height="1.138cm" svg:x="17.002cm" svg:y="14.44cm">
          <draw:text-box>
            <text:p text:style-name="P2"><text:span text:style-name="T2">u</text:span><text:span text:style-name="T5">c</text:span><text:span text:style-name="T1">N/2</text:span></text:p>
          </draw:text-box>
        </draw:frame>
        <draw:frame draw:style-name="gr4" draw:text-style-name="P3" draw:layer="layout" svg:width="1.035cm" svg:height="0.962cm" svg:x="13.011cm" svg:y="14.616cm">
          <draw:text-box>
            <text:p text:style-name="P2">...</text:p>
          </draw:text-box>
        </draw:frame>
        <draw:frame draw:style-name="gr4" draw:text-style-name="P3" draw:layer="layout" svg:width="1.035cm" svg:height="0.962cm" svg:x="13.173cm" svg:y="9.255cm">
          <draw:text-box>
            <text:p text:style-name="P2">...</text:p>
          </draw:text-box>
        </draw:frame>
        <draw:frame draw:style-name="gr3" draw:text-style-name="P3" draw:layer="layout" svg:width="1.27cm" svg:height="1.825cm" svg:x="2.905cm" svg:y="9.159cm">
          <draw:text-box>
            <text:p text:style-name="P2"><text:span text:style-name="T2">u</text:span><text:span text:style-name="T5">f</text:span><text:span text:style-name="T6">1</text:span></text:p>
          </draw:text-box>
        </draw:frame>
      </draw:page>
      <draw:page draw:name="page3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4" draw:text-style-name="P3" draw:layer="layout" svg:width="1.242cm" svg:height="1.114cm" svg:x="1.762cm" svg:y="8.97cm">
          <draw:text-box>
            <text:p text:style-name="P2"><text:span text:style-name="T2">e</text:span><text:span text:style-name="T5">c</text:span><text:span text:style-name="T6">0</text:span></text:p>
          </draw:text-box>
        </draw:frame>
        <draw:frame draw:style-name="gr14" draw:text-style-name="P3" draw:layer="layout" svg:width="1.242cm" svg:height="1.114cm" svg:x="4.175cm" svg:y="8.97cm">
          <draw:text-box>
            <text:p text:style-name="P2"><text:span text:style-name="T2">e</text:span><text:span text:style-name="T5">c</text:span><text:span text:style-name="T6">1</text:span></text:p>
          </draw:text-box>
        </draw:frame>
        <draw:frame draw:style-name="gr4" draw:text-style-name="P3" draw:layer="layout" svg:width="1.035cm" svg:height="0.962cm" svg:x="5.299cm" svg:y="9.068cm">
          <draw:text-box>
            <text:p text:style-name="P2">...</text:p>
          </draw:text-box>
        </draw:frame>
        <draw:frame draw:style-name="gr6" draw:text-style-name="P3" draw:layer="layout" svg:width="2.032cm" svg:height="1.138cm" svg:x="17.002cm" svg:y="8.946cm">
          <draw:text-box>
            <text:p text:style-name="P2"><text:span text:style-name="T2">e</text:span><text:span text:style-name="T5">c</text:span><text:span text:style-name="T1">N/2</text:span></text:p>
          </draw:text-box>
        </draw:frame>
        <draw:custom-shape draw:style-name="gr16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677cm" svg:y1="4.526cm" svg:x2="2.143cm" svg:y2="6.284cm">
          <text:p/>
        </draw:line>
        <draw:custom-shape draw:style-name="gr16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235cm" svg:y1="5.498cm" svg:x2="4.677cm" svg:y2="4.526cm">
          <text:p/>
        </draw:line>
        <draw:line draw:style-name="gr17" draw:text-style-name="P1" draw:layer="layout" svg:x1="9.763cm" svg:y1="6.677cm" svg:x2="7.235cm" svg:y2="5.498cm">
          <text:p/>
        </draw:line>
        <draw:line draw:style-name="gr17" draw:text-style-name="P1" draw:layer="layout" svg:x1="12.272cm" svg:y1="5.494cm" svg:x2="9.763cm" svg:y2="6.677cm">
          <text:p/>
        </draw:line>
        <draw:line draw:style-name="gr17" draw:text-style-name="P1" draw:layer="layout" svg:x1="14.845cm" svg:y1="6.936cm" svg:x2="12.297cm" svg:y2="5.484cm">
          <text:p/>
        </draw:line>
        <draw:line draw:style-name="gr17" draw:text-style-name="P1" draw:layer="layout" svg:x1="17.371cm" svg:y1="6.254cm" svg:x2="14.845cm" svg:y2="6.936cm">
          <text:p/>
        </draw:line>
      </draw:page>
      <draw:page draw:name="page4" draw:style-name="dp1" draw:master-page-name="Default">
        <draw:frame draw:style-name="gr18" draw:text-style-name="P6" draw:layer="layout" svg:width="1.158cm" svg:height="1.114cm" svg:x="1.762cm" svg:y="8.97cm">
          <draw:text-box>
            <text:p text:style-name="P5"><text:span text:style-name="T11">e</text:span><text:span text:style-name="T12">f</text:span><text:span text:style-name="T6">0</text:span></text:p>
          </draw:text-box>
        </draw:frame>
        <draw:frame draw:style-name="gr12" draw:text-style-name="P8" draw:layer="layout" svg:width="1.158cm" svg:height="1.114cm" svg:x="4.175cm" svg:y="8.97cm">
          <draw:text-box>
            <text:p text:style-name="P7"><text:span text:style-name="T2">e</text:span><text:span text:style-name="T5">f</text:span><text:span text:style-name="T6">2</text:span></text:p>
          </draw:text-box>
        </draw:frame>
        <draw:frame draw:style-name="gr4" draw:text-style-name="P8" draw:layer="layout" svg:width="1.035cm" svg:height="0.962cm" svg:x="5.299cm" svg:y="9.068cm">
          <draw:text-box>
            <text:p text:style-name="P7">...</text:p>
          </draw:text-box>
        </draw:frame>
        <draw:frame draw:style-name="gr6" draw:text-style-name="P8" draw:layer="layout" svg:width="2.032cm" svg:height="1.138cm" svg:x="17.002cm" svg:y="8.946cm">
          <draw:text-box>
            <text:p text:style-name="P7"><text:span text:style-name="T2">e</text:span><text:span text:style-name="T5">f</text:span><text:span text:style-name="T1">N</text:span></text:p>
          </draw:text-box>
        </draw:frame>
        <draw:custom-shape draw:style-name="gr16" draw:text-style-name="P9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4.677cm" svg:y1="4.526cm" svg:x2="2.143cm" svg:y2="6.284cm">
          <text:p/>
        </draw:line>
        <draw:custom-shape draw:style-name="gr19" draw:text-style-name="P10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7.235cm" svg:y1="5.498cm" svg:x2="4.677cm" svg:y2="4.526cm">
          <text:p/>
        </draw:line>
        <draw:line draw:style-name="gr17" draw:text-style-name="P11" draw:layer="layout" svg:x1="9.763cm" svg:y1="6.677cm" svg:x2="7.235cm" svg:y2="5.498cm">
          <text:p/>
        </draw:line>
        <draw:line draw:style-name="gr17" draw:text-style-name="P11" draw:layer="layout" svg:x1="12.272cm" svg:y1="5.494cm" svg:x2="9.763cm" svg:y2="6.677cm">
          <text:p/>
        </draw:line>
        <draw:line draw:style-name="gr17" draw:text-style-name="P11" draw:layer="layout" svg:x1="14.845cm" svg:y1="6.936cm" svg:x2="12.297cm" svg:y2="5.484cm">
          <text:p/>
        </draw:line>
        <draw:line draw:style-name="gr17" draw:text-style-name="P11" draw:layer="layout" svg:x1="17.371cm" svg:y1="6.254cm" svg:x2="14.845cm" svg:y2="6.936cm">
          <text:p/>
        </draw:line>
        <draw:line draw:style-name="gr1" draw:text-style-name="P11" draw:layer="layout" svg:x1="2.143cm" svg:y1="8.24cm" svg:x2="17.383cm" svg:y2="8.24cm">
          <text:p/>
        </draw:line>
        <draw:line draw:style-name="gr1" draw:text-style-name="P11" draw:layer="layout" svg:x1="2.143cm" svg:y1="7.351cm" svg:x2="2.143cm" svg:y2="9.002cm">
          <text:p/>
        </draw:line>
        <draw:line draw:style-name="gr1" draw:text-style-name="P11" draw:layer="layout" svg:x1="3.413cm" svg:y1="7.351cm" svg:x2="3.413cm" svg:y2="9.002cm">
          <text:p/>
        </draw:line>
        <draw:line draw:style-name="gr1" draw:text-style-name="P11" draw:layer="layout" svg:x1="4.683cm" svg:y1="7.351cm" svg:x2="4.683cm" svg:y2="9.002cm">
          <text:p/>
        </draw:line>
        <draw:line draw:style-name="gr1" draw:text-style-name="P11" draw:layer="layout" svg:x1="5.953cm" svg:y1="7.351cm" svg:x2="5.953cm" svg:y2="9.002cm">
          <text:p/>
        </draw:line>
        <draw:line draw:style-name="gr1" draw:text-style-name="P11" draw:layer="layout" svg:x1="7.223cm" svg:y1="7.351cm" svg:x2="7.223cm" svg:y2="9.002cm">
          <text:p/>
        </draw:line>
        <draw:line draw:style-name="gr1" draw:text-style-name="P11" draw:layer="layout" svg:x1="8.493cm" svg:y1="7.351cm" svg:x2="8.493cm" svg:y2="9.002cm">
          <text:p/>
        </draw:line>
        <draw:line draw:style-name="gr1" draw:text-style-name="P11" draw:layer="layout" svg:x1="9.763cm" svg:y1="7.351cm" svg:x2="9.763cm" svg:y2="9.002cm">
          <text:p/>
        </draw:line>
        <draw:line draw:style-name="gr1" draw:text-style-name="P11" draw:layer="layout" svg:x1="11.033cm" svg:y1="7.351cm" svg:x2="11.033cm" svg:y2="9.002cm">
          <text:p/>
        </draw:line>
        <draw:line draw:style-name="gr1" draw:text-style-name="P11" draw:layer="layout" svg:x1="12.303cm" svg:y1="7.351cm" svg:x2="12.303cm" svg:y2="9.002cm">
          <text:p/>
        </draw:line>
        <draw:line draw:style-name="gr1" draw:text-style-name="P11" draw:layer="layout" svg:x1="13.573cm" svg:y1="7.351cm" svg:x2="13.573cm" svg:y2="9.002cm">
          <text:p/>
        </draw:line>
        <draw:line draw:style-name="gr1" draw:text-style-name="P11" draw:layer="layout" svg:x1="14.843cm" svg:y1="7.351cm" svg:x2="14.843cm" svg:y2="9.002cm">
          <text:p/>
        </draw:line>
        <draw:line draw:style-name="gr1" draw:text-style-name="P11" draw:layer="layout" svg:x1="16.113cm" svg:y1="7.351cm" svg:x2="16.113cm" svg:y2="9.002cm">
          <text:p/>
        </draw:line>
        <draw:line draw:style-name="gr1" draw:text-style-name="P11" draw:layer="layout" svg:x1="17.383cm" svg:y1="7.351cm" svg:x2="17.383cm" svg:y2="9.002cm">
          <text:p/>
        </draw:line>
        <draw:custom-shape draw:style-name="gr16" draw:text-style-name="P9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158cm" svg:height="1.114cm" svg:x="2.92cm" svg:y="8.97cm">
          <draw:text-box>
            <text:p text:style-name="P7"><text:span text:style-name="T2">e</text:span><text:span text:style-name="T5">f</text:span><text:span text:style-name="T6">1</text:span></text:p>
          </draw:text-box>
        </draw:frame>
        <draw:custom-shape draw:style-name="gr19" draw:text-style-name="P10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3.406cm" svg:y1="5.114cm" svg:x2="2.143cm" svg:y2="6.284cm">
          <text:p/>
        </draw:line>
        <draw:line draw:style-name="gr20" draw:text-style-name="P10" draw:layer="layout" svg:x1="4.677cm" svg:y1="4.526cm" svg:x2="3.406cm" svg:y2="5.114cm">
          <text:p/>
        </draw:line>
        <draw:custom-shape draw:style-name="gr19" draw:text-style-name="P10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5.961cm" svg:y1="4.676cm" svg:x2="4.677cm" svg:y2="4.526cm">
          <text:p/>
        </draw:line>
        <draw:line draw:style-name="gr20" draw:text-style-name="P10" draw:layer="layout" svg:x1="7.235cm" svg:y1="5.498cm" svg:x2="5.961cm" svg:y2="4.676cm">
          <text:p/>
        </draw:line>
        <draw:custom-shape draw:style-name="gr19" draw:text-style-name="P10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8.491cm" svg:y1="6.427cm" svg:x2="7.235cm" svg:y2="5.499cm">
          <text:p/>
        </draw:line>
        <draw:line draw:style-name="gr20" draw:text-style-name="P10" draw:layer="layout" svg:x1="9.763cm" svg:y1="6.678cm" svg:x2="8.491cm" svg:y2="6.427cm">
          <text:p/>
        </draw:line>
        <draw:custom-shape draw:style-name="gr19" draw:text-style-name="P10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2.297cm" svg:y1="5.484cm" svg:x2="13.57cm" svg:y2="6.018cm">
          <text:p/>
        </draw:line>
        <draw:line draw:style-name="gr21" draw:text-style-name="P12" draw:layer="layout" svg:x1="14.845cm" svg:y1="6.936cm" svg:x2="13.57cm" svg:y2="6.018cm">
          <text:p/>
        </draw:line>
        <draw:line draw:style-name="gr20" draw:text-style-name="P10" draw:layer="layout" svg:x1="14.845cm" svg:y1="6.936cm" svg:x2="16.12cm" svg:y2="6.884cm">
          <text:p/>
        </draw:line>
        <draw:line draw:style-name="gr20" draw:text-style-name="P10" draw:layer="layout" svg:x1="17.371cm" svg:y1="6.254cm" svg:x2="16.12cm" svg:y2="6.884cm">
          <text:p/>
        </draw:line>
        <draw:line draw:style-name="gr20" draw:text-style-name="P10" draw:layer="layout" svg:x1="12.298cm" svg:y1="5.484cm" svg:x2="11.03cm" svg:y2="6.331cm">
          <text:p/>
        </draw:line>
        <draw:line draw:style-name="gr20" draw:text-style-name="P10" draw:layer="layout" svg:x1="9.763cm" svg:y1="6.677cm" svg:x2="11.03cm" svg:y2="6.332cm">
          <text:p/>
        </draw:line>
      </draw:page>
      <draw:page draw:name="page5" draw:style-name="dp1" draw:master-page-name="Default">
        <draw:frame draw:style-name="gr12" draw:text-style-name="P3" draw:layer="layout" svg:width="1.158cm" svg:height="1.114cm" svg:x="1.762cm" svg:y="8.97cm">
          <draw:text-box>
            <text:p text:style-name="P2"><text:span text:style-name="T2">e</text:span><text:span text:style-name="T5">f</text:span><text:span text:style-name="T6">0</text:span></text:p>
          </draw:text-box>
        </draw:frame>
        <draw:frame draw:style-name="gr12" draw:text-style-name="P3" draw:layer="layout" svg:width="1.158cm" svg:height="1.114cm" svg:x="4.175cm" svg:y="8.97cm">
          <draw:text-box>
            <text:p text:style-name="P2"><text:span text:style-name="T2">e</text:span><text:span text:style-name="T5">f</text:span><text:span text:style-name="T6">2</text:span></text:p>
          </draw:text-box>
        </draw:frame>
        <draw:frame draw:style-name="gr4" draw:text-style-name="P3" draw:layer="layout" svg:width="1.035cm" svg:height="0.962cm" svg:x="5.299cm" svg:y="9.068cm">
          <draw:text-box>
            <text:p text:style-name="P2">...</text:p>
          </draw:text-box>
        </draw:frame>
        <draw:frame draw:style-name="gr6" draw:text-style-name="P3" draw:layer="layout" svg:width="2.032cm" svg:height="1.138cm" svg:x="17.002cm" svg:y="8.946cm">
          <draw:text-box>
            <text:p text:style-name="P2"><text:span text:style-name="T2">e</text:span><text:span text:style-name="T5">f</text:span><text:span text:style-name="T1">N</text:span></text:p>
          </draw:text-box>
        </draw:frame>
        <draw:custom-shape draw:style-name="gr16" draw:text-style-name="P4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677cm" svg:y1="4.526cm" svg:x2="2.143cm" svg:y2="6.284cm">
          <text:p/>
        </draw:line>
        <draw:custom-shape draw:style-name="gr19" draw:text-style-name="P1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235cm" svg:y1="5.498cm" svg:x2="4.677cm" svg:y2="4.526cm">
          <text:p/>
        </draw:line>
        <draw:line draw:style-name="gr17" draw:text-style-name="P1" draw:layer="layout" svg:x1="9.763cm" svg:y1="6.677cm" svg:x2="7.235cm" svg:y2="5.498cm">
          <text:p/>
        </draw:line>
        <draw:line draw:style-name="gr17" draw:text-style-name="P1" draw:layer="layout" svg:x1="12.272cm" svg:y1="5.494cm" svg:x2="9.763cm" svg:y2="6.677cm">
          <text:p/>
        </draw:line>
        <draw:line draw:style-name="gr17" draw:text-style-name="P1" draw:layer="layout" svg:x1="14.845cm" svg:y1="6.936cm" svg:x2="12.297cm" svg:y2="5.484cm">
          <text:p/>
        </draw:line>
        <draw:line draw:style-name="gr17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6" draw:text-style-name="P4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158cm" svg:height="1.114cm" svg:x="2.92cm" svg:y="8.97cm">
          <draw:text-box>
            <text:p text:style-name="P2"><text:span text:style-name="T2">e</text:span><text:span text:style-name="T5">f</text:span><text:span text:style-name="T6">1</text:span></text:p>
          </draw:text-box>
        </draw:frame>
        <draw:custom-shape draw:style-name="gr19" draw:text-style-name="P13" draw:layer="layout" svg:width="0.127cm" svg:height="0.127cm" svg:x="3.354cm" svg:y="6.3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3.415cm" svg:y1="6.447cm" svg:x2="2.143cm" svg:y2="6.284cm">
          <text:p/>
        </draw:line>
        <draw:line draw:style-name="gr20" draw:text-style-name="P13" draw:layer="layout" svg:x1="4.677cm" svg:y1="4.526cm" svg:x2="3.415cm" svg:y2="6.447cm">
          <text:p/>
        </draw:line>
        <draw:custom-shape draw:style-name="gr19" draw:text-style-name="P13" draw:layer="layout" svg:width="0.127cm" svg:height="0.127cm" svg:x="5.896cm" svg:y="2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5.953cm" svg:y1="2.678cm" svg:x2="4.677cm" svg:y2="4.526cm">
          <text:p/>
        </draw:line>
        <draw:line draw:style-name="gr20" draw:text-style-name="P13" draw:layer="layout" svg:x1="7.235cm" svg:y1="5.498cm" svg:x2="5.953cm" svg:y2="2.651cm">
          <text:p/>
        </draw:line>
        <draw:custom-shape draw:style-name="gr19" draw:text-style-name="P13" draw:layer="layout" svg:width="0.127cm" svg:height="0.127cm" svg:x="8.428cm" svg:y="7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8.491cm" svg:y1="7.229cm" svg:x2="7.235cm" svg:y2="5.499cm">
          <text:p/>
        </draw:line>
        <draw:line draw:style-name="gr20" draw:text-style-name="P13" draw:layer="layout" svg:x1="9.763cm" svg:y1="6.678cm" svg:x2="8.491cm" svg:y2="7.229cm">
          <text:p/>
        </draw:line>
        <draw:custom-shape draw:style-name="gr19" draw:text-style-name="P13" draw:layer="layout" svg:width="0.127cm" svg:height="0.127cm" svg:x="10.98cm" svg:y="3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27cm" svg:height="0.127cm" svg:x="13.519cm" svg:y="3.1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27cm" svg:height="0.127cm" svg:x="16.063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2.297cm" svg:y1="5.484cm" svg:x2="13.575cm" svg:y2="3.179cm">
          <text:p/>
        </draw:line>
        <draw:line draw:style-name="gr21" draw:text-style-name="P14" draw:layer="layout" svg:x1="14.845cm" svg:y1="6.936cm" svg:x2="13.575cm" svg:y2="3.179cm">
          <text:p/>
        </draw:line>
        <draw:line draw:style-name="gr20" draw:text-style-name="P13" draw:layer="layout" svg:x1="14.845cm" svg:y1="6.936cm" svg:x2="16.125cm" svg:y2="5.114cm">
          <text:p/>
        </draw:line>
        <draw:line draw:style-name="gr20" draw:text-style-name="P13" draw:layer="layout" svg:x1="17.371cm" svg:y1="6.254cm" svg:x2="16.125cm" svg:y2="5.114cm">
          <text:p/>
        </draw:line>
        <draw:line draw:style-name="gr20" draw:text-style-name="P13" draw:layer="layout" svg:x1="12.298cm" svg:y1="5.484cm" svg:x2="11.036cm" svg:y2="3.192cm">
          <text:p/>
        </draw:line>
        <draw:line draw:style-name="gr20" draw:text-style-name="P13" draw:layer="layout" svg:x1="9.763cm" svg:y1="6.679cm" svg:x2="11.036cm" svg:y2="3.192cm">
          <text:p/>
        </draw:line>
      </draw:page>
      <draw:page draw:name="page6" draw:style-name="dp1" draw:master-page-name="Default">
        <draw:frame draw:style-name="gr12" draw:text-style-name="P3" draw:layer="layout" svg:width="1.158cm" svg:height="1.114cm" svg:x="1.762cm" svg:y="8.97cm">
          <draw:text-box>
            <text:p text:style-name="P2"><text:span text:style-name="T2">r</text:span><text:span text:style-name="T5">f</text:span><text:span text:style-name="T6">0</text:span></text:p>
          </draw:text-box>
        </draw:frame>
        <draw:frame draw:style-name="gr12" draw:text-style-name="P3" draw:layer="layout" svg:width="1.158cm" svg:height="1.114cm" svg:x="4.175cm" svg:y="8.97cm">
          <draw:text-box>
            <text:p text:style-name="P2"><text:span text:style-name="T2">r</text:span><text:span text:style-name="T5">f</text:span><text:span text:style-name="T6">2</text:span></text:p>
          </draw:text-box>
        </draw:frame>
        <draw:frame draw:style-name="gr4" draw:text-style-name="P3" draw:layer="layout" svg:width="1.035cm" svg:height="0.962cm" svg:x="5.299cm" svg:y="9.068cm">
          <draw:text-box>
            <text:p text:style-name="P2">...</text:p>
          </draw:text-box>
        </draw:frame>
        <draw:frame draw:style-name="gr6" draw:text-style-name="P3" draw:layer="layout" svg:width="2.032cm" svg:height="1.138cm" svg:x="17.002cm" svg:y="8.946cm">
          <draw:text-box>
            <text:p text:style-name="P2"><text:span text:style-name="T2">r</text:span><text:span text:style-name="T5">f</text:span><text:span text:style-name="T1">N</text:span></text:p>
          </draw:text-box>
        </draw:frame>
        <draw:custom-shape draw:style-name="gr22" draw:text-style-name="P15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22" draw:text-style-name="P15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158cm" svg:height="1.114cm" svg:x="2.92cm" svg:y="8.97cm">
          <draw:text-box>
            <text:p text:style-name="P2"><text:span text:style-name="T2">r</text:span><text:span text:style-name="T5">f</text:span><text:span text:style-name="T6">1</text:span></text:p>
          </draw:text-box>
        </draw:frame>
        <draw:custom-shape draw:style-name="gr22" draw:text-style-name="P15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4" draw:text-style-name="P3" draw:layer="layout" svg:width="1.242cm" svg:height="1.114cm" svg:x="1.762cm" svg:y="8.97cm">
          <draw:text-box>
            <text:p text:style-name="P2"><text:span text:style-name="T2">r</text:span><text:span text:style-name="T5">c</text:span><text:span text:style-name="T6">0</text:span></text:p>
          </draw:text-box>
        </draw:frame>
        <draw:frame draw:style-name="gr14" draw:text-style-name="P3" draw:layer="layout" svg:width="1.242cm" svg:height="1.114cm" svg:x="4.175cm" svg:y="8.97cm">
          <draw:text-box>
            <text:p text:style-name="P2"><text:span text:style-name="T2">r</text:span><text:span text:style-name="T5">c</text:span><text:span text:style-name="T6">1</text:span></text:p>
          </draw:text-box>
        </draw:frame>
        <draw:frame draw:style-name="gr4" draw:text-style-name="P3" draw:layer="layout" svg:width="1.035cm" svg:height="0.962cm" svg:x="5.299cm" svg:y="9.068cm">
          <draw:text-box>
            <text:p text:style-name="P2">...</text:p>
          </draw:text-box>
        </draw:frame>
        <draw:frame draw:style-name="gr6" draw:text-style-name="P3" draw:layer="layout" svg:width="2.032cm" svg:height="1.138cm" svg:x="17.002cm" svg:y="8.946cm">
          <draw:text-box>
            <text:p text:style-name="P2"><text:span text:style-name="T2">r</text:span><text:span text:style-name="T5">c</text:span><text:span text:style-name="T1">N/2</text:span></text:p>
          </draw:text-box>
        </draw:frame>
        <draw:custom-shape draw:style-name="gr16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2" draw:text-style-name="P3" draw:layer="layout" svg:width="1.158cm" svg:height="1.114cm" svg:x="1.762cm" svg:y="8.97cm">
          <draw:text-box>
            <text:p text:style-name="P2"><text:span text:style-name="T2">r</text:span><text:span text:style-name="T5">f</text:span><text:span text:style-name="T6">0</text:span></text:p>
          </draw:text-box>
        </draw:frame>
        <draw:frame draw:style-name="gr12" draw:text-style-name="P3" draw:layer="layout" svg:width="1.158cm" svg:height="1.114cm" svg:x="4.175cm" svg:y="8.97cm">
          <draw:text-box>
            <text:p text:style-name="P2"><text:span text:style-name="T2">r</text:span><text:span text:style-name="T5">f</text:span><text:span text:style-name="T6">2</text:span></text:p>
          </draw:text-box>
        </draw:frame>
        <draw:frame draw:style-name="gr4" draw:text-style-name="P3" draw:layer="layout" svg:width="1.035cm" svg:height="0.962cm" svg:x="5.299cm" svg:y="9.068cm">
          <draw:text-box>
            <text:p text:style-name="P2">...</text:p>
          </draw:text-box>
        </draw:frame>
        <draw:frame draw:style-name="gr6" draw:text-style-name="P3" draw:layer="layout" svg:width="2.032cm" svg:height="1.138cm" svg:x="17.002cm" svg:y="8.946cm">
          <draw:text-box>
            <text:p text:style-name="P2"><text:span text:style-name="T2">r</text:span><text:span text:style-name="T5">f</text:span><text:span text:style-name="T1">N</text:span></text:p>
          </draw:text-box>
        </draw:frame>
        <draw:custom-shape draw:style-name="gr22" draw:text-style-name="P15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9" draw:text-style-name="P1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158cm" svg:height="1.114cm" svg:x="2.92cm" svg:y="8.97cm">
          <draw:text-box>
            <text:p text:style-name="P2"><text:span text:style-name="T2">r</text:span><text:span text:style-name="T5">f</text:span><text:span text:style-name="T6">1</text:span></text:p>
          </draw:text-box>
        </draw:frame>
        <draw:custom-shape draw:style-name="gr22" draw:text-style-name="P15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27cm" svg:height="0.127cm" svg:x="2.072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3.415cm" svg:y1="5.103cm" svg:x2="2.133cm" svg:y2="5.898cm">
          <text:p/>
        </draw:line>
        <draw:line draw:style-name="gr20" draw:text-style-name="P13" draw:layer="layout" svg:x1="2.138cm" svg:y1="6.282cm" svg:x2="2.133cm" svg:y2="5.898cm">
          <text:p/>
        </draw:line>
        <draw:custom-shape draw:style-name="gr19" draw:text-style-name="P13" draw:layer="layout" svg:width="0.127cm" svg:height="0.127cm" svg:x="4.616cm" svg:y="4.625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4.672cm" svg:y1="4.523cm" svg:x2="4.677cm" svg:y2="4.682cm">
          <text:p/>
        </draw:line>
        <draw:line draw:style-name="gr20" draw:text-style-name="P13" draw:layer="layout" svg:x1="4.677cm" svg:y1="4.682cm" svg:x2="3.415cm" svg:y2="5.103cm">
          <text:p/>
        </draw:line>
        <draw:line draw:style-name="gr20" draw:text-style-name="P13" draw:layer="layout" svg:x1="5.964cm" svg:y1="4.672cm" svg:x2="4.677cm" svg:y2="4.682cm">
          <text:p/>
        </draw:line>
        <draw:line draw:style-name="gr20" draw:text-style-name="P13" draw:layer="layout" svg:x1="8.482cm" svg:y1="6.43cm" svg:x2="7.22cm" svg:y2="5.558cm">
          <text:p/>
        </draw:line>
        <draw:line draw:style-name="gr20" draw:text-style-name="P13" draw:layer="layout" svg:x1="9.759cm" svg:y1="6.539cm" svg:x2="8.482cm" svg:y2="6.43cm">
          <text:p/>
        </draw:line>
        <draw:line draw:style-name="gr20" draw:text-style-name="P13" draw:layer="layout" svg:x1="5.964cm" svg:y1="4.682cm" svg:x2="7.22cm" svg:y2="5.558cm">
          <text:p/>
        </draw:line>
        <draw:custom-shape draw:style-name="gr19" draw:text-style-name="P13" draw:layer="layout" svg:width="0.127cm" svg:height="0.127cm" svg:x="7.165cm" svg:y="5.4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127cm" svg:height="0.127cm" svg:x="9.707cm" svg:y="6.476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9.76cm" svg:y1="6.54cm" svg:x2="11.036cm" svg:y2="6.344cm">
          <text:p/>
        </draw:line>
        <draw:line draw:style-name="gr20" draw:text-style-name="P13" draw:layer="layout" svg:x1="9.76cm" svg:y1="6.54cm" svg:x2="9.759cm" svg:y2="6.667cm">
          <text:p/>
        </draw:line>
        <draw:custom-shape draw:style-name="gr19" draw:text-style-name="P13" draw:layer="layout" svg:width="0.127cm" svg:height="0.127cm" svg:x="12.23cm" svg:y="5.638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12.297cm" svg:y1="5.698cm" svg:x2="11.036cm" svg:y2="6.344cm">
          <text:p/>
        </draw:line>
        <draw:line draw:style-name="gr20" draw:text-style-name="P13" draw:layer="layout" svg:x1="12.298cm" svg:y1="5.698cm" svg:x2="12.292cm" svg:y2="5.467cm">
          <text:p/>
        </draw:line>
        <draw:line draw:style-name="gr20" draw:text-style-name="P13" draw:layer="layout" svg:x1="12.298cm" svg:y1="5.698cm" svg:x2="13.564cm" svg:y2="6.005cm">
          <text:p/>
        </draw:line>
        <draw:custom-shape draw:style-name="gr22" draw:text-style-name="P15" draw:layer="layout" svg:width="0.127cm" svg:height="0.127cm" svg:x="14.782cm" svg:y="6.653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14.831cm" svg:y1="6.708cm" svg:x2="13.564cm" svg:y2="6.006cm">
          <text:p/>
        </draw:line>
        <draw:line draw:style-name="gr20" draw:text-style-name="P13" draw:layer="layout" svg:x1="14.832cm" svg:y1="6.708cm" svg:x2="14.836cm" svg:y2="6.928cm">
          <text:p/>
        </draw:line>
        <draw:line draw:style-name="gr20" draw:text-style-name="P13" draw:layer="layout" svg:x1="14.832cm" svg:y1="6.708cm" svg:x2="16.118cm" svg:y2="6.877cm">
          <text:p/>
        </draw:line>
        <draw:custom-shape draw:style-name="gr19" draw:text-style-name="P13" draw:layer="layout" svg:width="0.127cm" svg:height="0.127cm" svg:x="17.317cm" svg:y="6.419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17.374cm" svg:y1="6.482cm" svg:x2="16.118cm" svg:y2="6.878cm">
          <text:p/>
        </draw:line>
        <draw:line draw:style-name="gr20" draw:text-style-name="P13" draw:layer="layout" svg:x1="17.374cm" svg:y1="6.482cm" svg:x2="17.369cm" svg:y2="6.277cm">
          <text:p/>
        </draw:line>
      </draw:page>
      <draw:page draw:name="page9" draw:style-name="dp1" draw:master-page-name="Default">
        <draw:line draw:style-name="gr23" draw:text-style-name="P16" draw:layer="layout" svg:x1="11.984cm" svg:y1="9.115cm" svg:x2="6.734cm" svg:y2="13.819cm">
          <text:p/>
        </draw:line>
        <draw:line draw:style-name="gr23" draw:text-style-name="P16" draw:layer="layout" svg:x1="11.987cm" svg:y1="9.115cm" svg:x2="6.734cm" svg:y2="9.115cm">
          <text:p/>
        </draw:line>
        <draw:line draw:style-name="gr24" draw:text-style-name="P16" draw:layer="layout" svg:x1="11.987cm" svg:y1="9.115cm" svg:x2="11.987cm" svg:y2="13.819cm">
          <text:p/>
        </draw:line>
        <draw:line draw:style-name="gr23" draw:text-style-name="P16" draw:layer="layout" svg:x1="11.987cm" svg:y1="9.115cm" svg:x2="17.248cm" svg:y2="4.454cm">
          <text:p/>
        </draw:line>
        <draw:line draw:style-name="gr17" draw:text-style-name="P16" draw:layer="layout" svg:x1="11.987cm" svg:y1="9.115cm" svg:x2="6.721cm" svg:y2="4.44cm">
          <text:p/>
        </draw:line>
        <draw:line draw:style-name="gr17" draw:text-style-name="P16" draw:layer="layout" svg:x1="11.987cm" svg:y1="9.115cm" svg:x2="17.248cm" svg:y2="13.845cm">
          <text:p/>
        </draw:line>
        <draw:line draw:style-name="gr23" draw:text-style-name="P16" draw:layer="layout" svg:x1="11.987cm" svg:y1="9.115cm" svg:x2="17.248cm" svg:y2="9.115cm">
          <text:p/>
        </draw:line>
        <draw:line draw:style-name="gr23" draw:text-style-name="P16" draw:layer="layout" svg:x1="11.987cm" svg:y1="9.115cm" svg:x2="11.987cm" svg:y2="4.454cm">
          <text:p/>
        </draw:line>
        <draw:frame draw:style-name="gr25" draw:text-style-name="P18" draw:layer="layout" svg:width="0.68cm" svg:height="0.886cm" svg:x="11.922cm" svg:y="7.985cm">
          <draw:text-box>
            <text:p text:style-name="P17"><text:span text:style-name="T13">i</text:span></text:p>
          </draw:text-box>
        </draw:frame>
        <draw:custom-shape draw:style-name="gr26" draw:text-style-name="P15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5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23" draw:text-style-name="P16" draw:layer="layout" svg:x1="11.984cm" svg:y1="9.115cm" svg:x2="6.734cm" svg:y2="13.819cm">
          <text:p/>
        </draw:line>
        <draw:line draw:style-name="gr23" draw:text-style-name="P16" draw:layer="layout" svg:x1="11.987cm" svg:y1="9.115cm" svg:x2="6.734cm" svg:y2="9.115cm">
          <text:p/>
        </draw:line>
        <draw:line draw:style-name="gr24" draw:text-style-name="P16" draw:layer="layout" svg:x1="11.987cm" svg:y1="9.115cm" svg:x2="11.987cm" svg:y2="13.819cm">
          <text:p/>
        </draw:line>
        <draw:line draw:style-name="gr23" draw:text-style-name="P16" draw:layer="layout" svg:x1="11.987cm" svg:y1="9.115cm" svg:x2="17.248cm" svg:y2="4.454cm">
          <text:p/>
        </draw:line>
        <draw:line draw:style-name="gr17" draw:text-style-name="P16" draw:layer="layout" svg:x1="11.987cm" svg:y1="9.115cm" svg:x2="6.721cm" svg:y2="4.44cm">
          <text:p/>
        </draw:line>
        <draw:line draw:style-name="gr17" draw:text-style-name="P16" draw:layer="layout" svg:x1="11.987cm" svg:y1="9.115cm" svg:x2="17.248cm" svg:y2="13.845cm">
          <text:p/>
        </draw:line>
        <draw:line draw:style-name="gr23" draw:text-style-name="P16" draw:layer="layout" svg:x1="11.987cm" svg:y1="9.115cm" svg:x2="17.248cm" svg:y2="9.115cm">
          <text:p/>
        </draw:line>
        <draw:line draw:style-name="gr23" draw:text-style-name="P16" draw:layer="layout" svg:x1="11.987cm" svg:y1="9.115cm" svg:x2="11.987cm" svg:y2="4.454cm">
          <text:p/>
        </draw:line>
        <draw:frame draw:style-name="gr25" draw:text-style-name="P18" draw:layer="layout" svg:width="0.68cm" svg:height="0.886cm" svg:x="11.922cm" svg:y="7.985cm">
          <draw:text-box>
            <text:p text:style-name="P17"><text:span text:style-name="T13">i</text:span></text:p>
          </draw:text-box>
        </draw:frame>
        <draw:custom-shape draw:style-name="gr28" draw:text-style-name="P13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3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line draw:style-name="gr23" draw:text-style-name="P16" draw:layer="layout" svg:x1="11.984cm" svg:y1="9.115cm" svg:x2="6.734cm" svg:y2="13.819cm">
          <text:p/>
        </draw:line>
        <draw:line draw:style-name="gr23" draw:text-style-name="P16" draw:layer="layout" svg:x1="11.987cm" svg:y1="9.115cm" svg:x2="6.734cm" svg:y2="9.115cm">
          <text:p/>
        </draw:line>
        <draw:line draw:style-name="gr24" draw:text-style-name="P16" draw:layer="layout" svg:x1="11.987cm" svg:y1="9.115cm" svg:x2="11.987cm" svg:y2="13.819cm">
          <text:p/>
        </draw:line>
        <draw:line draw:style-name="gr23" draw:text-style-name="P16" draw:layer="layout" svg:x1="11.987cm" svg:y1="9.115cm" svg:x2="17.248cm" svg:y2="4.454cm">
          <text:p/>
        </draw:line>
        <draw:line draw:style-name="gr17" draw:text-style-name="P16" draw:layer="layout" svg:x1="11.987cm" svg:y1="9.115cm" svg:x2="6.721cm" svg:y2="4.44cm">
          <text:p/>
        </draw:line>
        <draw:line draw:style-name="gr17" draw:text-style-name="P16" draw:layer="layout" svg:x1="11.987cm" svg:y1="9.115cm" svg:x2="17.248cm" svg:y2="13.845cm">
          <text:p/>
        </draw:line>
        <draw:line draw:style-name="gr23" draw:text-style-name="P16" draw:layer="layout" svg:x1="11.987cm" svg:y1="9.115cm" svg:x2="17.248cm" svg:y2="9.115cm">
          <text:p/>
        </draw:line>
        <draw:line draw:style-name="gr23" draw:text-style-name="P16" draw:layer="layout" svg:x1="11.987cm" svg:y1="9.115cm" svg:x2="11.987cm" svg:y2="4.454cm">
          <text:p/>
        </draw:line>
        <draw:frame draw:style-name="gr25" draw:text-style-name="P18" draw:layer="layout" svg:width="0.68cm" svg:height="0.886cm" svg:x="11.922cm" svg:y="7.985cm">
          <draw:text-box>
            <text:p text:style-name="P17"><text:span text:style-name="T13">i</text:span></text:p>
          </draw:text-box>
        </draw:frame>
        <draw:custom-shape draw:style-name="gr26" draw:text-style-name="P15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5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6.969cm" svg:y1="4.81cm" svg:x2="11.541cm" svg:y2="8.874cm">
          <text:p/>
        </draw:line>
        <draw:line draw:style-name="gr30" draw:text-style-name="P16" draw:layer="layout" svg:x1="16.748cm" svg:y1="13.573cm" svg:x2="12.303cm" svg:y2="9.509cm">
          <text:p/>
        </draw:line>
      </draw:page>
      <draw:page draw:name="page12" draw:style-name="dp1" draw:master-page-name="Default">
        <draw:line draw:style-name="gr23" draw:text-style-name="P16" draw:layer="layout" svg:x1="11.984cm" svg:y1="9.115cm" svg:x2="6.734cm" svg:y2="13.819cm">
          <text:p/>
        </draw:line>
        <draw:line draw:style-name="gr23" draw:text-style-name="P16" draw:layer="layout" svg:x1="11.987cm" svg:y1="9.115cm" svg:x2="6.734cm" svg:y2="9.115cm">
          <text:p/>
        </draw:line>
        <draw:line draw:style-name="gr24" draw:text-style-name="P16" draw:layer="layout" svg:x1="11.987cm" svg:y1="9.115cm" svg:x2="11.987cm" svg:y2="13.819cm">
          <text:p/>
        </draw:line>
        <draw:line draw:style-name="gr23" draw:text-style-name="P16" draw:layer="layout" svg:x1="11.987cm" svg:y1="9.115cm" svg:x2="17.248cm" svg:y2="4.454cm">
          <text:p/>
        </draw:line>
        <draw:line draw:style-name="gr17" draw:text-style-name="P16" draw:layer="layout" svg:x1="11.987cm" svg:y1="9.115cm" svg:x2="6.721cm" svg:y2="4.44cm">
          <text:p/>
        </draw:line>
        <draw:line draw:style-name="gr17" draw:text-style-name="P16" draw:layer="layout" svg:x1="11.987cm" svg:y1="9.115cm" svg:x2="17.248cm" svg:y2="13.845cm">
          <text:p/>
        </draw:line>
        <draw:line draw:style-name="gr23" draw:text-style-name="P16" draw:layer="layout" svg:x1="11.987cm" svg:y1="9.115cm" svg:x2="17.248cm" svg:y2="9.115cm">
          <text:p/>
        </draw:line>
        <draw:line draw:style-name="gr23" draw:text-style-name="P16" draw:layer="layout" svg:x1="11.987cm" svg:y1="9.115cm" svg:x2="11.987cm" svg:y2="4.454cm">
          <text:p/>
        </draw:line>
        <draw:frame draw:style-name="gr25" draw:text-style-name="P18" draw:layer="layout" svg:width="0.68cm" svg:height="0.886cm" svg:x="11.922cm" svg:y="7.985cm">
          <draw:text-box>
            <text:p text:style-name="P17"><text:span text:style-name="T13">i</text:span></text:p>
          </draw:text-box>
        </draw:frame>
        <draw:custom-shape draw:style-name="gr26" draw:text-style-name="P15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5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7.096cm" svg:y1="13.827cm" svg:x2="11.541cm" svg:y2="13.827cm">
          <text:p/>
        </draw:line>
        <draw:line draw:style-name="gr30" draw:text-style-name="P16" draw:layer="layout" svg:x1="6.715cm" svg:y1="13.446cm" svg:x2="6.715cm" svg:y2="9.509cm">
          <text:p/>
        </draw:line>
        <draw:line draw:style-name="gr30" draw:text-style-name="P16" draw:layer="layout" svg:x1="17.256cm" svg:y1="4.81cm" svg:x2="17.256cm" svg:y2="8.747cm">
          <text:p/>
        </draw:line>
        <draw:line draw:style-name="gr30" draw:text-style-name="P16" draw:layer="layout" svg:x1="16.875cm" svg:y1="4.429cm" svg:x2="12.43cm" svg:y2="4.4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1-29T14:09:12.784349059</dc:date>
    <meta:editing-duration>PT2H2M40S</meta:editing-duration>
    <meta:editing-cycles>52</meta:editing-cycles>
    <meta:generator>LibreOffice/6.3.3.2$Linux_X86_64 LibreOffice_project/a64200df03143b798afd1ec74a12ab50359878ed</meta:generator>
    <meta:document-statistic meta:object-count="388"/>
  </office:meta>
</office:document-meta>
</file>